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2" style:family="paragraph" style:parent-style-name="Standard">
      <style:text-properties fo:language="en" fo:country="US" style:text-underline-style="solid" style:text-underline-width="auto" style:text-underline-color="font-color" fo:font-weight="normal" officeooo:paragraph-rsid="006107cc" style:language-asian="zh" style:country-asian="CN" style:font-weight-asian="normal" style:font-weight-complex="normal"/>
    </style:style>
    <style:style style:name="P3" style:family="paragraph" style:parent-style-name="Standard">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4" style:family="paragraph" style:parent-style-name="Standard">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5" style:family="paragraph" style:parent-style-name="Standard">
      <style:text-properties fo:language="en" fo:country="US" style:text-underline-style="solid" style:text-underline-width="auto" style:text-underline-color="font-color" fo:font-weight="normal" officeooo:paragraph-rsid="0064463e" style:language-asian="zh" style:country-asian="CN" style:font-weight-asian="normal" style:font-weight-complex="normal"/>
    </style:style>
    <style:style style:name="P6" style:family="paragraph" style:parent-style-name="Standard">
      <style:text-properties fo:language="en" fo:country="US" style:text-underline-style="solid" style:text-underline-width="auto" style:text-underline-color="font-color" fo:font-weight="normal" officeooo:rsid="0066fd75" officeooo:paragraph-rsid="0066fd75" fo:background-color="#ffffff" style:language-asian="zh" style:country-asian="CN" style:font-weight-asian="normal" style:font-weight-complex="normal"/>
    </style:style>
    <style:style style:name="P7" style:family="paragraph" style:parent-style-name="Standard">
      <style:text-properties fo:language="en" fo:country="US" style:text-underline-style="solid" style:text-underline-width="auto" style:text-underline-color="font-color" fo:font-weight="normal" officeooo:rsid="0066fd75" officeooo:paragraph-rsid="00908c3e" fo:background-color="#ffffff" style:language-asian="zh" style:country-asian="CN" style:font-weight-asian="normal" style:font-weight-complex="normal"/>
    </style:style>
    <style:style style:name="P8" style:family="paragraph" style:parent-style-name="Standard">
      <style:text-properties fo:language="en" fo:country="US" officeooo:rsid="0065d240" officeooo:paragraph-rsid="0065d240" fo:background-color="#ffffff" style:language-asian="zh" style:country-asian="CN"/>
    </style:style>
    <style:style style:name="P9" style:family="paragraph" style:parent-style-name="Standard">
      <style:text-properties fo:language="en" fo:country="US" officeooo:rsid="0066fd75" officeooo:paragraph-rsid="0066fd75" fo:background-color="#ffffff" style:language-asian="zh" style:country-asian="CN"/>
    </style:style>
    <style:style style:name="P10" style:family="paragraph" style:parent-style-name="Standard">
      <style:text-properties fo:language="en" fo:country="US" officeooo:rsid="0064463e" officeooo:paragraph-rsid="0064463e" fo:background-color="#ffffff" style:language-asian="zh" style:country-asian="CN"/>
    </style:style>
    <style:style style:name="P11" style:family="paragraph" style:parent-style-name="Standard">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12" style:family="paragraph" style:parent-style-name="Standard">
      <style:text-properties fo:language="en" fo:country="US" style:text-underline-style="none" fo:font-weight="normal" officeooo:rsid="0066fd75" officeooo:paragraph-rsid="00afd2e3" fo:background-color="#ffffff" style:language-asian="zh" style:country-asian="CN" style:font-weight-asian="normal" style:font-weight-complex="normal"/>
    </style:style>
    <style:style style:name="P13" style:family="paragraph" style:parent-style-name="Standard">
      <style:text-properties fo:language="en" fo:country="US" style:text-underline-style="none" fo:font-weight="normal" officeooo:rsid="00732b7b" officeooo:paragraph-rsid="006f398f" fo:background-color="#ffffff" style:language-asian="zh" style:country-asian="CN" style:font-weight-asian="normal" style:font-weight-complex="normal"/>
    </style:style>
    <style:style style:name="P14" style:family="paragraph" style:parent-style-name="Standard">
      <style:text-properties fo:language="en" fo:country="US" style:text-underline-style="none" fo:font-weight="normal" officeooo:rsid="00afd2e3" officeooo:paragraph-rsid="00afd2e3" fo:background-color="#ffffff" style:language-asian="zh" style:country-asian="CN" style:font-weight-asian="normal" style:font-weight-complex="normal"/>
    </style:style>
    <style:style style:name="P15" style:family="paragraph" style:parent-style-name="Standard">
      <style:text-properties fo:language="en" fo:country="US" style:text-underline-style="none" fo:font-weight="normal" officeooo:rsid="00afd2e3" officeooo:paragraph-rsid="00b13de0" fo:background-color="#ffffff" style:language-asian="zh" style:country-asian="CN" style:font-weight-asian="normal" style:font-weight-complex="normal"/>
    </style:style>
    <style:style style:name="P16" style:family="paragraph" style:parent-style-name="Standard">
      <style:text-properties fo:language="en" fo:country="US" style:text-underline-style="none" fo:font-weight="normal" officeooo:rsid="00b13de0" officeooo:paragraph-rsid="00b13de0" fo:background-color="#ffffff" style:language-asian="zh" style:country-asian="CN" style:font-weight-asian="normal" style:font-weight-complex="normal"/>
    </style:style>
    <style:style style:name="P17" style:family="paragraph" style:parent-style-name="Standard">
      <style:text-properties fo:font-size="12pt" fo:language="en" fo:country="US" style:text-underline-style="none" fo:font-weight="normal" style:font-size-asian="12pt" style:language-asian="zh" style:country-asian="CN" style:font-weight-asian="normal" style:font-size-complex="12pt" style:font-weight-complex="normal"/>
    </style:style>
    <style:style style:name="P18" style:family="paragraph" style:parent-style-name="Standard">
      <style:text-properties fo:color="#3f7f5f" style:font-name="Monospace" fo:font-size="10pt" fo:language="en" fo:country="US" style:text-underline-style="none" fo:font-weight="normal" officeooo:rsid="0066fd75" officeooo:paragraph-rsid="0066fd75" fo:background-color="#ffffff" style:font-name-asian="Monospace" style:font-size-asian="10pt" style:language-asian="zh" style:country-asian="CN" style:font-weight-asian="normal" style:font-name-complex="Monospace"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language="en" fo:country="US" style:text-underline-style="none" fo:font-weight="normal" officeooo:rsid="0066fd75" fo:background-color="#ffffff" style:font-name-asian="Monospace" style:font-size-asian="10pt" style:language-asian="zh" style:country-asian="CN" style:font-weight-asian="normal" style:font-name-complex="Monospace" style:font-size-complex="10pt" style:font-weight-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list-style-name="L3">
      <style:text-properties fo:font-size="12pt" fo:language="en" fo:country="US" style:text-underline-style="none" fo:font-weight="normal" officeooo:rsid="007d17a2" officeooo:paragraph-rsid="007d17a2" style:font-size-asian="12pt" style:language-asian="zh" style:country-asian="CN" style:font-weight-asian="normal" style:font-size-complex="12pt" style:font-weight-complex="normal"/>
    </style:style>
    <style:style style:name="P25" style:family="paragraph" style:parent-style-name="Standard" style:list-style-name="L7">
      <style:text-properties fo:font-size="12pt" fo:language="en" fo:country="US" style:text-underline-style="none" fo:font-weight="normal" officeooo:paragraph-rsid="007d17a2" style:font-size-asian="12pt" style:language-asian="zh" style:country-asian="CN" style:font-weight-asian="normal" style:font-size-complex="12pt" style:font-weight-complex="normal"/>
    </style:style>
    <style:style style:name="P26" style:family="paragraph" style:parent-style-name="Standard" style:list-style-name="L7">
      <style:text-properties fo:font-size="12pt" fo:language="en" fo:country="US" style:text-underline-style="none" fo:font-weight="normal" officeooo:rsid="00732b7b" officeooo:paragraph-rsid="007d17a2" fo:background-color="#ffffff" style:font-size-asian="12pt" style:language-asian="zh" style:country-asian="CN" style:font-weight-asian="normal" style:font-size-complex="12pt" style:font-weight-complex="normal"/>
    </style:style>
    <style:style style:name="P27" style:family="paragraph" style:parent-style-name="Standard" style:list-style-name="L2">
      <style:text-properties officeooo:paragraph-rsid="0090c14c"/>
    </style:style>
    <style:style style:name="P28" style:family="paragraph" style:parent-style-name="Standard" style:list-style-name="L2">
      <style:text-properties officeooo:paragraph-rsid="006713cd"/>
    </style:style>
    <style:style style:name="P29" style:family="paragraph" style:parent-style-name="Standard" style:list-style-name="L2">
      <style:text-properties officeooo:paragraph-rsid="00998937"/>
    </style:style>
    <style:style style:name="P30" style:family="paragraph" style:parent-style-name="Standard" style:list-style-name="L2">
      <style:text-properties officeooo:paragraph-rsid="0096cf83"/>
    </style:style>
    <style:style style:name="P31" style:family="paragraph" style:parent-style-name="Standard" style:list-style-name="L2">
      <style:text-properties officeooo:paragraph-rsid="00a3d729"/>
    </style:style>
    <style:style style:name="P32" style:family="paragraph" style:parent-style-name="Standard" style:list-style-name="L2">
      <style:text-properties officeooo:paragraph-rsid="00a346f0"/>
    </style:style>
    <style:style style:name="P33" style:family="paragraph" style:parent-style-name="Standard" style:list-style-name="L2">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34" style:family="paragraph" style:parent-style-name="Standard" style:list-style-name="L2">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35" style:family="paragraph" style:parent-style-name="Standard" style:list-style-name="L2">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36" style:family="paragraph" style:parent-style-name="Standard" style:list-style-name="L2">
      <style:text-properties fo:language="en" fo:country="US" style:text-underline-style="solid" style:text-underline-width="auto" style:text-underline-color="font-color" fo:font-weight="normal" officeooo:rsid="00908c3e" officeooo:paragraph-rsid="00908c3e" style:language-asian="zh" style:country-asian="CN" style:font-weight-asian="normal" style:font-weight-complex="normal"/>
    </style:style>
    <style:style style:name="P37" style:family="paragraph" style:parent-style-name="Standard" style:list-style-name="L2">
      <style:text-properties fo:language="en" fo:country="US" style:text-underline-style="solid" style:text-underline-width="auto" style:text-underline-color="font-color" fo:font-weight="normal" officeooo:rsid="0066fd75" officeooo:paragraph-rsid="007ab3d1" fo:background-color="#ffffff" style:language-asian="zh" style:country-asian="CN" style:font-weight-asian="normal" style:font-weight-complex="normal"/>
    </style:style>
    <style:style style:name="P38" style:family="paragraph" style:parent-style-name="Standard" style:list-style-name="L2">
      <style:text-properties fo:language="en" fo:country="US" style:text-underline-style="solid" style:text-underline-width="auto" style:text-underline-color="font-color" fo:font-weight="normal" officeooo:rsid="00a7b7d7" officeooo:paragraph-rsid="00a7b7d7" fo:background-color="#ffffff" style:language-asian="zh" style:country-asian="CN" style:font-weight-asian="normal" style:font-weight-complex="normal"/>
    </style:style>
    <style:style style:name="P39" style:family="paragraph" style:parent-style-name="Standard" style:list-style-name="L2">
      <style:text-properties fo:language="en" fo:country="US" style:text-underline-style="solid" style:text-underline-width="auto" style:text-underline-color="font-color" style:language-asian="zh" style:country-asian="CN"/>
    </style:style>
    <style:style style:name="P40" style:family="paragraph" style:parent-style-name="Standard" style:list-style-name="L4">
      <style:text-properties fo:language="en" fo:country="US" style:language-asian="zh" style:country-asian="CN"/>
    </style:style>
    <style:style style:name="P41" style:family="paragraph" style:parent-style-name="Standard" style:list-style-name="L4">
      <style:text-properties fo:language="en" fo:country="US" officeooo:rsid="008215e1" officeooo:paragraph-rsid="008215e1" style:language-asian="zh" style:country-asian="CN"/>
    </style:style>
    <style:style style:name="P42" style:family="paragraph" style:parent-style-name="Standard" style:list-style-name="L4">
      <style:text-properties fo:language="en" fo:country="US" officeooo:rsid="00609591" officeooo:paragraph-rsid="00609591" style:language-asian="zh" style:country-asian="CN"/>
    </style:style>
    <style:style style:name="P43" style:family="paragraph" style:parent-style-name="Standard" style:list-style-name="L4">
      <style:text-properties fo:language="en" fo:country="US" officeooo:rsid="007cfdf2" officeooo:paragraph-rsid="007cfdf2" style:language-asian="zh" style:country-asian="CN"/>
    </style:style>
    <style:style style:name="P44" style:family="paragraph" style:parent-style-name="Standard" style:list-style-name="L7">
      <style:text-properties fo:language="en" fo:country="US" officeooo:paragraph-rsid="009fd3c9" style:language-asian="zh" style:country-asian="CN"/>
    </style:style>
    <style:style style:name="P45" style:family="paragraph" style:parent-style-name="Standard" style:list-style-name="L7">
      <style:text-properties fo:language="en" fo:country="US" officeooo:paragraph-rsid="00705589" style:language-asian="zh" style:country-asian="CN"/>
    </style:style>
    <style:style style:name="P46" style:family="paragraph" style:parent-style-name="Standard" style:list-style-name="L7">
      <style:text-properties fo:language="en" fo:country="US" officeooo:paragraph-rsid="0066fd75" style:language-asian="zh" style:country-asian="CN"/>
    </style:style>
    <style:style style:name="P47" style:family="paragraph" style:parent-style-name="Standard" style:list-style-name="L5">
      <style:text-properties fo:language="en" fo:country="US" officeooo:rsid="008215e1" officeooo:paragraph-rsid="008215e1" fo:background-color="#ffffff" style:language-asian="zh" style:country-asian="CN"/>
    </style:style>
    <style:style style:name="P48" style:family="paragraph" style:parent-style-name="Standard" style:list-style-name="L6">
      <style:text-properties fo:language="en" fo:country="US" officeooo:rsid="0064463e" officeooo:paragraph-rsid="00884fce" fo:background-color="#ffffff" style:language-asian="zh" style:country-asian="CN"/>
    </style:style>
    <style:style style:name="P49" style:family="paragraph" style:parent-style-name="Standard" style:list-style-name="L6">
      <style:text-properties fo:language="en" fo:country="US" officeooo:rsid="0064463e" officeooo:paragraph-rsid="0088f60b" fo:background-color="#ffffff" style:language-asian="zh" style:country-asian="CN"/>
    </style:style>
    <style:style style:name="P50" style:family="paragraph" style:parent-style-name="Standard" style:list-style-name="L6">
      <style:text-properties fo:language="en" fo:country="US" officeooo:rsid="0064463e" officeooo:paragraph-rsid="008ba0d3" fo:background-color="#ffffff" style:language-asian="zh" style:country-asian="CN"/>
    </style:style>
    <style:style style:name="P51" style:family="paragraph" style:parent-style-name="Standard" style:list-style-name="L6">
      <style:text-properties fo:language="en" fo:country="US" officeooo:rsid="008c34e8" officeooo:paragraph-rsid="008c34e8" fo:background-color="#ffffff" style:language-asian="zh" style:country-asian="CN"/>
    </style:style>
    <style:style style:name="P52" style:family="paragraph" style:parent-style-name="Standard" style:list-style-name="L6">
      <style:text-properties fo:language="en" fo:country="US" officeooo:rsid="0083b977" officeooo:paragraph-rsid="008ba0d3" fo:background-color="#ffffff" style:language-asian="zh" style:country-asian="CN"/>
    </style:style>
    <style:style style:name="P53" style:family="paragraph" style:parent-style-name="Standard" style:list-style-name="L7">
      <style:text-properties fo:language="en" fo:country="US" officeooo:rsid="0065d240" officeooo:paragraph-rsid="00732b7b" fo:background-color="#ffffff" style:language-asian="zh" style:country-asian="CN"/>
    </style:style>
    <style:style style:name="P54" style:family="paragraph" style:parent-style-name="Standard" style:list-style-name="L7">
      <style:text-properties fo:language="en" fo:country="US" officeooo:rsid="00a16f1b" officeooo:paragraph-rsid="00a16f1b" fo:background-color="#ffffff" style:language-asian="zh" style:country-asian="CN"/>
    </style:style>
    <style:style style:name="P55" style:family="paragraph" style:parent-style-name="Standard" style:list-style-name="L7">
      <style:text-properties fo:language="en" fo:country="US" officeooo:rsid="00669c38" officeooo:paragraph-rsid="00669c38" fo:background-color="#ffffff" style:language-asian="zh" style:country-asian="CN"/>
    </style:style>
    <style:style style:name="P56" style:family="paragraph" style:parent-style-name="Standard" style:list-style-name="L7">
      <style:text-properties fo:language="en" fo:country="US" officeooo:rsid="006c2d71" officeooo:paragraph-rsid="0075be7f" fo:background-color="#ffffff" style:language-asian="zh" style:country-asian="CN"/>
    </style:style>
    <style:style style:name="P57" style:family="paragraph" style:parent-style-name="Standard" style:list-style-name="L7">
      <style:text-properties fo:language="en" fo:country="US" officeooo:rsid="006c78f5" officeooo:paragraph-rsid="0075be7f" fo:background-color="#ffffff" style:language-asian="zh" style:country-asian="CN"/>
    </style:style>
    <style:style style:name="P58" style:family="paragraph" style:parent-style-name="Standard" style:list-style-name="L7">
      <style:text-properties fo:language="en" fo:country="US" officeooo:rsid="0066fd75" officeooo:paragraph-rsid="0066fd75" fo:background-color="#ffffff" style:language-asian="zh" style:country-asian="CN"/>
    </style:style>
    <style:style style:name="P59" style:family="paragraph" style:parent-style-name="Standard">
      <style:text-properties fo:language="en" fo:country="US" officeooo:rsid="00b16f65" officeooo:paragraph-rsid="00b16f65" fo:background-color="#ffffff" style:language-asian="zh" style:country-asian="CN"/>
    </style:style>
    <style:style style:name="P60" style:family="paragraph" style:parent-style-name="Standard">
      <style:text-properties fo:language="en" fo:country="US" officeooo:rsid="00b16f65" officeooo:paragraph-rsid="00b2aa79" fo:background-color="#ffffff" style:language-asian="zh" style:country-asian="CN"/>
    </style:style>
    <style:style style:name="P61" style:family="paragraph" style:parent-style-name="Standard" style:list-style-name="L2">
      <style:text-properties fo:language="en" fo:country="US" style:text-underline-style="none" fo:font-weight="normal" officeooo:rsid="0066fd75" officeooo:paragraph-rsid="007ab3d1" fo:background-color="#ffffff" style:language-asian="zh" style:country-asian="CN" style:font-weight-asian="normal" style:font-weight-complex="normal"/>
    </style:style>
    <style:style style:name="P62" style:family="paragraph" style:parent-style-name="Standard" style:list-style-name="L7">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63" style:family="paragraph" style:parent-style-name="Standard" style:list-style-name="L7">
      <style:text-properties fo:language="en" fo:country="US" style:text-underline-style="none" fo:font-weight="normal" officeooo:rsid="0066fd75" officeooo:paragraph-rsid="00aa9cce" fo:background-color="#ffffff" style:language-asian="zh" style:country-asian="CN" style:font-weight-asian="normal" style:font-weight-complex="normal"/>
    </style:style>
    <style:style style:name="P64" style:family="paragraph" style:parent-style-name="Standard" style:list-style-name="L2">
      <style:text-properties fo:language="en" fo:country="US" style:text-underline-style="none" fo:font-weight="normal" officeooo:rsid="00a3d729" officeooo:paragraph-rsid="00a3d729" fo:background-color="#ffffff" style:language-asian="zh" style:country-asian="CN" style:font-weight-asian="normal" style:font-weight-complex="normal"/>
    </style:style>
    <style:style style:name="P65" style:family="paragraph" style:parent-style-name="Standard" style:list-style-name="L7">
      <style:text-properties fo:language="en" fo:country="US" style:text-underline-style="none" fo:font-weight="normal" officeooo:rsid="00a9dccf" officeooo:paragraph-rsid="00a9dccf" fo:background-color="#ffffff" style:language-asian="zh" style:country-asian="CN" style:font-weight-asian="normal" style:font-weight-complex="normal"/>
    </style:style>
    <style:style style:name="P66" style:family="paragraph" style:parent-style-name="Standard" style:list-style-name="L7">
      <style:text-properties fo:language="en" fo:country="US" style:text-underline-style="none" fo:font-weight="normal" officeooo:rsid="00785388" officeooo:paragraph-rsid="00785388" fo:background-color="#ffffff" style:language-asian="zh" style:country-asian="CN" style:font-weight-asian="normal" style:font-weight-complex="normal"/>
    </style:style>
    <style:style style:name="P67" style:family="paragraph" style:parent-style-name="Standard" style:list-style-name="L7">
      <style:text-properties fo:language="en" fo:country="US" style:text-underline-style="none" fo:font-weight="normal" officeooo:rsid="006db1af" officeooo:paragraph-rsid="0075be7f" fo:background-color="#ffffff" style:language-asian="zh" style:country-asian="CN" style:font-weight-asian="normal" style:font-weight-complex="normal"/>
    </style:style>
    <style:style style:name="P68" style:family="paragraph" style:parent-style-name="Standard" style:list-style-name="L7">
      <style:text-properties fo:language="en" fo:country="US" style:text-underline-style="none" fo:font-weight="normal" officeooo:rsid="00669c38" officeooo:paragraph-rsid="006f398f" fo:background-color="#ffffff" style:language-asian="zh" style:country-asian="CN" style:font-weight-asian="normal" style:font-weight-complex="normal"/>
    </style:style>
    <style:style style:name="P69" style:family="paragraph" style:parent-style-name="Standard" style:list-style-name="L7">
      <style:text-properties fo:language="en" fo:country="US" style:text-underline-style="none" fo:font-weight="normal" officeooo:rsid="00669c38" officeooo:paragraph-rsid="00732b7b" fo:background-color="#ffffff" style:language-asian="zh" style:country-asian="CN" style:font-weight-asian="normal" style:font-weight-complex="normal"/>
    </style:style>
    <style:style style:name="P70" style:family="paragraph" style:parent-style-name="Standard" style:list-style-name="L4">
      <style:text-properties officeooo:paragraph-rsid="005d6b7c"/>
    </style:style>
    <style:style style:name="P71" style:family="paragraph" style:parent-style-name="Standard" style:list-style-name="L5">
      <style:text-properties officeooo:paragraph-rsid="00854b9d"/>
    </style:style>
    <style:style style:name="P72" style:family="paragraph" style:parent-style-name="Standard" style:list-style-name="L5">
      <style:text-properties officeooo:paragraph-rsid="00a7b7d7"/>
    </style:style>
    <style:style style:name="P73" style:family="paragraph" style:parent-style-name="Standard" style:list-style-name="L6">
      <style:text-properties style:font-name="Arial" fo:font-size="10pt" fo:language="en" fo:country="US" officeooo:rsid="0064463e" officeooo:paragraph-rsid="008c34e8" fo:background-color="#ffffff" style:font-size-asian="10pt" style:language-asian="zh" style:country-asian="CN" style:font-size-complex="10pt"/>
    </style:style>
    <style:style style:name="P74" style:family="paragraph" style:parent-style-name="Standard" style:list-style-name="L7">
      <style:text-properties officeooo:paragraph-rsid="00732b7b"/>
    </style:style>
    <style:style style:name="T1" style:family="text">
      <style:text-properties fo:language="en" fo:country="US" officeooo:rsid="0064463e" fo:background-color="#ffffff" style:language-asian="zh" style:country-asian="CN"/>
    </style:style>
    <style:style style:name="T2" style:family="text">
      <style:text-properties fo:language="en" fo:country="US" officeooo:rsid="0065d240" fo:background-color="#ffffff" style:language-asian="zh" style:country-asian="CN"/>
    </style:style>
    <style:style style:name="T3" style:family="text">
      <style:text-properties fo:language="en" fo:country="US" officeooo:rsid="006713cd" fo:background-color="#ffffff" style:language-asian="zh" style:country-asian="CN"/>
    </style:style>
    <style:style style:name="T4" style:family="text">
      <style:text-properties fo:language="en" fo:country="US" officeooo:rsid="006a21a9" fo:background-color="#ffffff" style:language-asian="zh" style:country-asian="CN"/>
    </style:style>
    <style:style style:name="T5" style:family="text">
      <style:text-properties fo:language="en" fo:country="US" officeooo:rsid="00732b7b" fo:background-color="#ffffff" style:language-asian="zh" style:country-asian="CN"/>
    </style:style>
    <style:style style:name="T6" style:family="text">
      <style:text-properties fo:language="en" fo:country="US" officeooo:rsid="008ba0d3" fo:background-color="#ffffff" style:language-asian="zh" style:country-asian="CN"/>
    </style:style>
    <style:style style:name="T7" style:family="text">
      <style:text-properties fo:language="en" fo:country="US" officeooo:rsid="0066fd75" fo:background-color="#ffffff" style:language-asian="zh" style:country-asian="CN"/>
    </style:style>
    <style:style style:name="T8" style:family="text">
      <style:text-properties fo:language="en" fo:country="US" officeooo:rsid="0090c14c" fo:background-color="#ffffff" style:language-asian="zh" style:country-asian="CN"/>
    </style:style>
    <style:style style:name="T9" style:family="text">
      <style:text-properties fo:language="en" fo:country="US" officeooo:rsid="00927d4f" fo:background-color="#ffffff" style:language-asian="zh" style:country-asian="CN"/>
    </style:style>
    <style:style style:name="T10" style:family="text">
      <style:text-properties fo:language="en" fo:country="US" officeooo:rsid="0093d57c" fo:background-color="#ffffff" style:language-asian="zh" style:country-asian="CN"/>
    </style:style>
    <style:style style:name="T11" style:family="text">
      <style:text-properties fo:language="en" fo:country="US" officeooo:rsid="009520a0" fo:background-color="#ffffff" style:language-asian="zh" style:country-asian="CN"/>
    </style:style>
    <style:style style:name="T12" style:family="text">
      <style:text-properties fo:language="en" fo:country="US" officeooo:rsid="0096cf83" fo:background-color="#ffffff" style:language-asian="zh" style:country-asian="CN"/>
    </style:style>
    <style:style style:name="T13" style:family="text">
      <style:text-properties fo:language="en" fo:country="US" officeooo:rsid="009733c8" fo:background-color="#ffffff" style:language-asian="zh" style:country-asian="CN"/>
    </style:style>
    <style:style style:name="T14" style:family="text">
      <style:text-properties fo:language="en" fo:country="US" officeooo:rsid="00992f1e" fo:background-color="#ffffff" style:language-asian="zh" style:country-asian="CN"/>
    </style:style>
    <style:style style:name="T15" style:family="text">
      <style:text-properties fo:language="en" fo:country="US" officeooo:rsid="00998937" fo:background-color="#ffffff" style:language-asian="zh" style:country-asian="CN"/>
    </style:style>
    <style:style style:name="T16" style:family="text">
      <style:text-properties fo:language="en" fo:country="US" officeooo:rsid="0099bc4b" fo:background-color="#ffffff" style:language-asian="zh" style:country-asian="CN"/>
    </style:style>
    <style:style style:name="T17" style:family="text">
      <style:text-properties fo:language="en" fo:country="US" officeooo:rsid="009b87b8" fo:background-color="#ffffff" style:language-asian="zh" style:country-asian="CN"/>
    </style:style>
    <style:style style:name="T18" style:family="text">
      <style:text-properties fo:language="en" fo:country="US" officeooo:rsid="009cf6f3" fo:background-color="#ffffff" style:language-asian="zh" style:country-asian="CN"/>
    </style:style>
    <style:style style:name="T19" style:family="text">
      <style:text-properties fo:language="en" fo:country="US" officeooo:rsid="009dd67c" fo:background-color="#ffffff" style:language-asian="zh" style:country-asian="CN"/>
    </style:style>
    <style:style style:name="T20" style:family="text">
      <style:text-properties fo:language="en" fo:country="US" officeooo:rsid="009eda84" fo:background-color="#ffffff" style:language-asian="zh" style:country-asian="CN"/>
    </style:style>
    <style:style style:name="T21" style:family="text">
      <style:text-properties fo:language="en" fo:country="US" officeooo:rsid="00a7b7d7" fo:background-color="#ffffff" style:language-asian="zh" style:country-asian="CN"/>
    </style:style>
    <style:style style:name="T22" style:family="text">
      <style:text-properties fo:language="en" fo:country="US" officeooo:rsid="00a80175" fo:background-color="#ffffff" style:language-asian="zh" style:country-asian="CN"/>
    </style:style>
    <style:style style:name="T23" style:family="text">
      <style:text-properties fo:language="en" fo:country="US" officeooo:rsid="00a9184b" fo:background-color="#ffffff" style:language-asian="zh" style:country-asian="CN"/>
    </style:style>
    <style:style style:name="T24" style:family="text">
      <style:text-properties fo:language="en" fo:country="US" style:text-underline-style="none" fo:font-weight="normal" officeooo:rsid="0066fd75" fo:background-color="#ffffff" style:language-asian="zh" style:country-asian="CN" style:font-weight-asian="normal" style:font-weight-complex="normal"/>
    </style:style>
    <style:style style:name="T25" style:family="text">
      <style:text-properties fo:language="en" fo:country="US" style:text-underline-style="none" fo:font-weight="normal" officeooo:rsid="00a346f0" fo:background-color="#ffffff" style:language-asian="zh" style:country-asian="CN" style:font-weight-asian="normal" style:font-weight-complex="normal"/>
    </style:style>
    <style:style style:name="T26" style:family="text">
      <style:text-properties fo:language="en" fo:country="US" style:text-underline-style="none" fo:font-weight="normal" officeooo:rsid="00a3d729" fo:background-color="#ffffff" style:language-asian="zh" style:country-asian="CN" style:font-weight-asian="normal" style:font-weight-complex="normal"/>
    </style:style>
    <style:style style:name="T27" style:family="text">
      <style:text-properties fo:language="en" fo:country="US" style:text-underline-style="none" fo:font-weight="normal" officeooo:rsid="00a53087" fo:background-color="#ffffff" style:language-asian="zh" style:country-asian="CN" style:font-weight-asian="normal" style:font-weight-complex="normal"/>
    </style:style>
    <style:style style:name="T28" style:family="text">
      <style:text-properties fo:language="en" fo:country="US" style:text-underline-style="none" fo:font-weight="normal" officeooo:rsid="00a6d6e3" fo:background-color="#ffffff" style:language-asian="zh" style:country-asian="CN" style:font-weight-asian="normal" style:font-weight-complex="normal"/>
    </style:style>
    <style:style style:name="T29" style:family="text">
      <style:text-properties officeooo:rsid="0065d240" fo:background-color="#ffffff"/>
    </style:style>
    <style:style style:name="T30" style:family="text">
      <style:text-properties officeooo:rsid="00669c38" fo:background-color="#ffffff"/>
    </style:style>
    <style:style style:name="T31" style:family="text">
      <style:text-properties officeooo:rsid="0066fd75" fo:background-color="#ffffff"/>
    </style:style>
    <style:style style:name="T32" style:family="text">
      <style:text-properties officeooo:rsid="006dffb7" fo:background-color="#ffffff"/>
    </style:style>
    <style:style style:name="T33" style:family="text">
      <style:text-properties officeooo:rsid="006f398f" fo:background-color="#ffffff"/>
    </style:style>
    <style:style style:name="T34" style:family="text">
      <style:text-properties officeooo:rsid="00705589" fo:background-color="#ffffff"/>
    </style:style>
    <style:style style:name="T35" style:family="text">
      <style:text-properties officeooo:rsid="0074e954" fo:background-color="#ffffff"/>
    </style:style>
    <style:style style:name="T36" style:family="text">
      <style:text-properties officeooo:rsid="009fd3c9" fo:background-color="#ffffff"/>
    </style:style>
    <style:style style:name="T37" style:family="text">
      <style:text-properties officeooo:rsid="0003b749"/>
    </style:style>
    <style:style style:name="T38" style:family="text">
      <style:text-properties officeooo:rsid="005aed3e"/>
    </style:style>
    <style:style style:name="T39" style:family="text">
      <style:text-properties officeooo:rsid="005be5c4"/>
    </style:style>
    <style:style style:name="T40" style:family="text">
      <style:text-properties officeooo:rsid="005d6b7c"/>
    </style:style>
    <style:style style:name="T41" style:family="text">
      <style:text-properties fo:font-size="12pt" fo:language="en" fo:country="US" style:text-underline-style="none" fo:font-weight="normal" officeooo:rsid="00609591" style:font-size-asian="12pt" style:language-asian="zh" style:country-asian="CN" style:font-weight-asian="normal" style:font-size-complex="12pt" style:font-weight-complex="normal"/>
    </style:style>
    <style:style style:name="T42" style:family="text">
      <style:text-properties officeooo:rsid="005eba01"/>
    </style:style>
    <style:style style:name="T43" style:family="text">
      <style:text-properties officeooo:rsid="00609591"/>
    </style:style>
    <style:style style:name="T44" style:family="text">
      <style:text-properties officeooo:rsid="006f398f"/>
    </style:style>
    <style:style style:name="T45" style:family="text">
      <style:text-properties officeooo:rsid="00705589"/>
    </style:style>
    <style:style style:name="T46" style:family="text">
      <style:text-properties officeooo:rsid="0072f0c4"/>
    </style:style>
    <style:style style:name="T47" style:family="text">
      <style:text-properties officeooo:rsid="00732b7b"/>
    </style:style>
    <style:style style:name="T48" style:family="text">
      <style:text-properties officeooo:rsid="0065d240"/>
    </style:style>
    <style:style style:name="T49" style:family="text">
      <style:text-properties officeooo:rsid="00884fce"/>
    </style:style>
    <style:style style:name="T50" style:family="text">
      <style:text-properties officeooo:rsid="0088f60b"/>
    </style:style>
    <style:style style:name="T51" style:family="text">
      <style:text-properties officeooo:rsid="008aa5bf"/>
    </style:style>
    <style:style style:name="T52" style:family="text">
      <style:text-properties officeooo:rsid="008ba0d3"/>
    </style:style>
    <style:style style:name="T53" style:family="text">
      <style:text-properties fo:color="#131312"/>
    </style:style>
    <style:style style:name="T54" style:family="text">
      <style:text-properties fo:color="#131312" officeooo:rsid="008c34e8" style:font-name-asian="Monospace" style:font-name-complex="Monospace"/>
    </style:style>
    <style:style style:name="T55" style:family="text">
      <style:text-properties fo:color="#8000ff" fo:font-weight="bold" style:font-weight-asian="bold" style:font-weight-complex="bold"/>
    </style:style>
    <style:style style:name="T56" style:family="text">
      <style:text-properties fo:color="#8000ff" fo:font-weight="bold" officeooo:rsid="008c34e8" style:font-name-asian="Monospace" style:font-weight-asian="bold" style:font-name-complex="Monospace" style:font-weight-complex="bold"/>
    </style:style>
    <style:style style:name="T57" style:family="text">
      <style:text-properties fo:color="#000000"/>
    </style:style>
    <style:style style:name="T58" style:family="text">
      <style:text-properties fo:color="#000000" officeooo:rsid="008c34e8" style:font-name-asian="Monospace" style:font-name-complex="Monospace"/>
    </style:style>
    <style:style style:name="T59" style:family="text">
      <style:text-properties officeooo:rsid="009023c5"/>
    </style:style>
    <style:style style:name="T60" style:family="text">
      <style:text-properties officeooo:rsid="00a346f0"/>
    </style:style>
    <style:style style:name="T61" style:family="text">
      <style:text-properties officeooo:rsid="00a75579"/>
    </style:style>
    <style:style style:name="T62" style:family="text">
      <style:text-properties officeooo:rsid="00a7b7d7"/>
    </style:style>
    <style:style style:name="T63" style:family="text">
      <style:text-properties officeooo:rsid="00a9dccf"/>
    </style:style>
    <style:style style:name="T64" style:family="text">
      <style:text-properties officeooo:rsid="00aa9cce"/>
    </style:style>
    <style:style style:name="T65" style:family="text">
      <style:text-properties officeooo:rsid="00ab26f9"/>
    </style:style>
    <style:style style:name="T66" style:family="text">
      <style:text-properties style:text-underline-style="solid" style:text-underline-width="auto" style:text-underline-color="font-color"/>
    </style:style>
    <style:style style:name="T67" style:family="text">
      <style:text-properties fo:color="#3f7f5f"/>
    </style:style>
    <style:style style:name="T68" style:family="text">
      <style:text-properties fo:color="#7f9fbf" fo:font-weight="bold" style:font-weight-asian="bold" style:font-weight-complex="bold"/>
    </style:style>
    <style:style style:name="T69" style:family="text">
      <style:text-properties officeooo:rsid="00afd2e3"/>
    </style:style>
    <style:style style:name="T70" style:family="text">
      <style:text-properties officeooo:rsid="00b13de0"/>
    </style:style>
    <style:style style:name="T71" style:family="text">
      <style:text-properties officeooo:rsid="00b2aa79"/>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71">1. </text:span></text:p>
      <text:p text:style-name="P60"><text:span text:style-name="T71">- Today I will talk about my project.</text:span></text:p>
      <text:p text:style-name="P60"><text:span text:style-name="T71">- The topic of my project is about development of a new structure abstraction, we call it as "helices indices of RNAs"</text:span></text:p>
      <text:p text:style-name="P60"><text:span text:style-name="T71">- If you have some questions during my presentation, feel free to interrupt me.</text:span></text:p>
      <text:p text:style-name="P60"><text:span text:style-name="T71"/></text:p>
      <text:p text:style-name="P60"><text:span text:style-name="T71">2. </text:span></text:p>
      <text:p text:style-name="P60"><text:span text:style-name="T71">I've divided my presentation into 4 parts</text:span></text:p>
      <text:p text:style-name="P60"><text:span text:style-name="T71">- in the first part, I will talk about the basic secondary structure elements of RNA and introduce a classical RNA secondary structure prediction algorithm</text:span></text:p>
      <text:p text:style-name="P60"><text:span text:style-name="T71">- because the concept of "helices indices of RNAs" is based on the concept of "abstract shapes", that was developed by Bjoern, so I will introduce </text:span></text:p>
      <text:p text:style-name="P60"><text:span text:style-name="T71">the concept of "abstract shapes" in the 2nd part.</text:span></text:p>
      <text:p text:style-name="P60"><text:span text:style-name="T71">- give the basic idea about the helices indices. </text:span></text:p>
      <text:p text:style-name="P60"><text:span text:style-name="T71">- in the last part, I will give an outlook of the project</text:span></text:p>
      <text:p text:style-name="P60"><text:span text:style-name="T71"/></text:p>
      <text:p text:style-name="P60"><text:span text:style-name="T71">3. </text:span></text:p>
      <text:p text:style-name="P60"><text:span text:style-name="T71">- In this slide, I will talk about the basic secondary structural elements of RNA,</text:span></text:p>
      <text:p text:style-name="P60"><text:span text:style-name="T71">- As the figure showed, RNA is composed of 2 kinds of elements, like 6 种.</text:span></text:p>
      <text:p text:style-name="P60"><text:span text:style-name="T71"><text:s text:c="2"/>the first kind is energy favorable part, it includes dangling end and base stacking</text:span></text:p>
      <text:p text:style-name="P60"><text:span text:style-name="T71">- such energy favorable elements lead to formation of energy unfavorable elments, they are 4 种.</text:span></text:p>
      <text:p text:style-name="P60"><text:span text:style-name="T71">- all double stranded regions are also called as as 'helices', it is always related with a loop type. </text:span></text:p>
      <text:p text:style-name="P60"><text:span text:style-name="T71"><text:s text:c="2"/>for example we call this part as helics of hairpin loop, this part as helices of multiloop, this part as helices of bulge loop, this part as helices of internal loop. </text:span></text:p>
      <text:p text:style-name="P60"><text:span text:style-name="T71">- the concept is very important, because we will develop a new methods</text:span></text:p>
      <text:p text:style-name="P60"><text:span text:style-name="T71"><text:s text:c="2"/>that based on the helices. I will explain it later in this presentation in more detail.</text:span></text:p>
      <text:p text:style-name="P60"><text:span text:style-name="T71"/></text:p>
      <text:p text:style-name="P60"><text:span text:style-name="T71">4. </text:span></text:p>
      <text:p text:style-name="P60"><text:span text:style-name="T71">- In this slide, I will introduce the classic algorithm for RNA secondary structure prediction.</text:span></text:p>
      <text:p text:style-name="P60"><text:span text:style-name="T71"><text:s text:c="2"/>namely Zuker algorithm. The algorithm was first described by Zuker and Stiegler in 1981.</text:span></text:p>
      <text:p text:style-name="P60"><text:span text:style-name="T71">- the basic idea is sequence can be folded into many different secondary structures.</text:span></text:p>
      <text:p text:style-name="P60"><text:span text:style-name="T71"><text:s text:c="20"/>furthermore, we can calculate for every secondary structure a unambiguous free energy value by adding the free energies of all elements of the secondary structure.</text:span></text:p>
      <text:p text:style-name="P60"><text:span text:style-name="T71"><text:s text:c="20"/>after that, the algorithm choose the structure with the minimum free energy.</text:span></text:p>
      <text:p text:style-name="P60"><text:span text:style-name="T71">- The runtime of the algorithms is O(n3) where n is the length of sequence,</text:span></text:p>
      <text:p text:style-name="P60"><text:span text:style-name="T71">- From this argorithm, we can get only one solution.</text:span></text:p>
      <text:p text:style-name="P60"><text:span text:style-name="T71"/></text:p>
      <text:p text:style-name="P60"><text:span text:style-name="T71">5. </text:span></text:p>
      <text:p text:style-name="P60"><text:span text:style-name="T71">- To better understand it, I prepared a small example,</text:span></text:p>
      <text:p text:style-name="P60"><text:span text:style-name="T71">- as I just said, in Zuker algorithm, for every secondary structure we calculate a free energy value by ...</text:span></text:p>
      <text:p text:style-name="P60"><text:span text:style-name="T71">- as the figure shows, the secondary structure consists of a hairpin loop, dangling end, 2 base stacking, a bulge loop,</text:span></text:p>
      <text:p text:style-name="P60"><text:span text:style-name="T71">- among them, the hairpin loop and dangling end are energy favorable, the have the negative free energy, and in contrast, hairpin loop and bulge loop are energy unfavorable, they have positive free energy.</text:span></text:p>
      <text:p text:style-name="P60"><text:span text:style-name="T71">- after addition of all elements, we get a free energy for the whole secondary structure, namely -4.6 kcal/mol.</text:span></text:p>
      <text:p text:style-name="P60"><text:span text:style-name="T71"/></text:p>
      <text:p text:style-name="P60"><text:span text:style-name="T71">6.</text:span></text:p>
      <text:p text:style-name="P60"><text:span text:style-name="T71">- if we calculate free energy for every secondary structure and draw it on a graph, we get a landscape.</text:span></text:p>
      <text:p text:style-name="P60"><text:soft-page-break/><text:span text:style-name="T71">- as the figure showed, the x-axis means conformations, </text:span></text:p>
      <text:p text:style-name="P60"><text:span text:style-name="T71"><text:s text:c="24"/>the y-axis means free energy, </text:span></text:p>
      <text:p text:style-name="P60"><text:span text:style-name="T71"><text:s text:c="2"/>if a RNA molecule don't have conformational switch, typically, if we see it from the landscape, the energy difference between minimum free energy and energy of the first sub-optimal confirmation is enough big.</text:span></text:p>
      <text:p text:style-name="P60"><text:span text:style-name="T71">- In Zuker algorithm, we calculate only this point.</text:span></text:p>
      <text:p text:style-name="P60"><text:span text:style-name="T71"/></text:p>
      <text:p text:style-name="P60"><text:span text:style-name="T71">7. </text:span></text:p>
      <text:p text:style-name="P60"><text:span text:style-name="T71">- aber in practice, the native structure is not always the one 照 读...</text:span></text:p>
      <text:p text:style-name="P60"><text:span text:style-name="T71">- what can we do to find the native structure? One of solutions is that we define a range and enumerate all suboptimal 照 读...</text:span></text:p>
      <text:p text:style-name="P60"><text:span text:style-name="T71"/></text:p>
      <text:p text:style-name="P60"><text:span text:style-name="T71">8. </text:span></text:p>
      <text:p text:style-name="P60"><text:span text:style-name="T71">- the figure shows the idea I just explained last slide, firstly, we define a linie in the energy landscape and calculate all suboptimal structure under the linie.</text:span></text:p>
      <text:p text:style-name="P60"><text:span text:style-name="T71">- but it caused another problem, namely the number of suboptimal structures grows exponentially with the size of the energy range.</text:span></text:p>
      <text:p text:style-name="P60"><text:span text:style-name="T71">- How can we solve the problem?</text:span></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9. </text:span></text:p>
      <text:p text:style-name="P60"><text:span text:style-name="T71">- 照读: One of the solution is further classify ... <text:s/></text:span></text:p>
      <text:p text:style-name="P60"><text:span text:style-name="T71"><text:s text:c="7"/>abstract shape is one solution in the direction. </text:span></text:p>
      <text:p text:style-name="P60"><text:span text:style-name="T71"><text:s text:c="7"/>it was developed by ... <text:s text:c="8"/>initial ideas ... <text:s/></text:span></text:p>
      <text:p text:style-name="P60"><text:span text:style-name="T71">- central to this approach is ...</text:span></text:p>
      <text:p text:style-name="P60"><text:span text:style-name="T71"><text:s text:c="2"/>for example in abstract shape type 5, all loops excepts for internal loop and multiloop are abstracted.</text:span></text:p>
      <text:p text:style-name="P60"><text:span text:style-name="T71">- each shape has a representative structure called shrep. It is the structrue with the minimum free energy within the shape class. <text:s text:c="3"/></text:span></text:p>
      <text:p text:style-name="P60"><text:span text:style-name="T71"/></text:p>
      <text:p text:style-name="P60"><text:span text:style-name="T71">10. </text:span></text:p>
      <text:p text:style-name="P60"><text:span text:style-name="T71">- this figure shows an output example from abstract shapes by setting an envergy range of 5 kcal/mol above the mfe. <text:s/></text:span></text:p>
      <text:p text:style-name="P60"><text:span text:style-name="T71">- the picture above is 2 dimension representation, the picture below is the textual output.</text:span></text:p>
      <text:p text:style-name="P60"><text:span text:style-name="T71">- we notice the 2 dimension representation and abstract shapes are very similar, if we image the first opening bracket and last closing bracket as a stem of tree. and all inner brackets pairs are branches of the trees.</text:span></text:p>
      <text:p text:style-name="P60"><text:span text:style-name="T71">- the abstract shapes are identical as the representation above.</text:span></text:p>
      <text:p text:style-name="P60"><text:span text:style-name="T71">- in the middle is the secondary structure of shrep within the shape class</text:span></text:p>
      <text:p text:style-name="P60"><text:span text:style-name="T71"><text:s text:c="2"/>on the right side is the free energy of shrep</text:span></text:p>
      <text:p text:style-name="P60"><text:span text:style-name="T71"/></text:p>
      <text:p text:style-name="P60"><text:span text:style-name="T71">11. </text:span></text:p>
      <text:p text:style-name="P60"><text:span text:style-name="T71">- the abstract shape works pretty well, but one drawback is still there. namely 照读. </text:span></text:p>
      <text:p text:style-name="P60"><text:span text:style-name="T71">- in other words, it doesn't contain any information about the position in abstract shapes. </text:span></text:p>
      <text:p text:style-name="P60"><text:span text:style-name="T71">- What is consequence of the drawback?</text:span></text:p>
      <text:p text:style-name="P60"><text:span text:style-name="T71">- To explain the drawback, I prepared an example, as the figure shows, although the abstract shape above and below are identical, but position of the hairpin loop are totally different. </text:span></text:p>
      <text:p text:style-name="P60"><text:span text:style-name="T71">- the drawback make 照读...</text:span></text:p>
      <text:p text:style-name="P60"><text:soft-page-break/><text:span text:style-name="T71">12. </text:span></text:p>
      <text:p text:style-name="P60"><text:span text:style-name="T71">- for the reason we will develop a new structure abstraction namely helices indices. It includes the information of positions of helices.</text:span></text:p>
      <text:p text:style-name="P60"><text:span text:style-name="T71">- to develop it, 2 things have to been decided,</text:span></text:p>
      <text:p text:style-name="P60"><text:span text:style-name="T71">- the first thing is Which secondary structure element should be recorded?</text:span></text:p>
      <text:p text:style-name="P60"><text:span text:style-name="T71">- we have 4 candidate ...</text:span></text:p>
      <text:p text:style-name="P60"><text:span text:style-name="T71">- the second point is which position of this element should be recorded?</text:span></text:p>
      <text:p text:style-name="P60"><text:span text:style-name="T71">- we have also 4 candidates, </text:span></text:p>
      <text:p text:style-name="P60"><text:span text:style-name="T71"><text:s text:c="2"/>i is first position of helix, j is last position of helix, </text:span></text:p>
      <text:p text:style-name="P60"><text:span text:style-name="T71"><text:s text:c="2"/>we can also record the both positions at the same time or the central position of them.</text:span></text:p>
      <text:p text:style-name="P60"><text:span text:style-name="T71"/></text:p>
      <text:p text:style-name="P60"><text:span text:style-name="T71">13. </text:span></text:p>
      <text:p text:style-name="P60"><text:span text:style-name="T71">- To better understand it, I prepared a small example,</text:span></text:p>
      <text:p text:style-name="P60"><text:span text:style-name="T71">- In this example, <text:s/>We record only hairpin loop and use the central position </text:span></text:p>
      <text:p text:style-name="P60"><text:span text:style-name="T71">- So as the figure showed, the structure is composed of 2 helices, namely this one and this one. </text:span></text:p>
      <text:p text:style-name="P60"><text:span text:style-name="T71"><text:s text:c="2"/>because we abstract from the bulge loop, so we don't consider this part.</text:span></text:p>
      <text:p text:style-name="P60"><text:span text:style-name="T71">- the position of i is 8, j is 13, i+j/2 is 10.5, similarly, k is 35 and l is 41, and k+l/2 is 38. Therefore, this structure would be abstracted to [10.5, 38].</text:span></text:p>
      <text:p text:style-name="P60"><text:span text:style-name="T71"/></text:p>
      <text:p text:style-name="P60"><text:span text:style-name="T71">14. </text:span></text:p>
      <text:p text:style-name="P60"><text:span text:style-name="T71">- the slide showed 照读</text:span></text:p>
      <text:p text:style-name="P60"><text:span text:style-name="T71">- in this example, we record multiloop and hairpin loop and use the central position</text:span></text:p>
      <text:p text:style-name="P60"><text:span text:style-name="T71">- the most interesting information from it is 3 records that are marked with asterisk</text:span></text:p>
      <text:p text:style-name="P60"><text:span text:style-name="T71">- on the left side, it is the free energy of shrep, namely this record, this record and this record</text:span></text:p>
      <text:p text:style-name="P60"><text:span text:style-name="T71"><text:s text:c="2"/>in the middle, it is the secondary structure of the shrep</text:span></text:p>
      <text:p text:style-name="P60"><text:span text:style-name="T71"><text:s text:c="2"/>on the right side, it is helices indices</text:span></text:p>
      <text:p text:style-name="P60"><text:span text:style-name="T71">- if we compare the 3 records, we observe the helices indices of this record is a combination of the helices indices of the first 2 records.</text:span></text:p>
      <text:p text:style-name="P60"><text:span text:style-name="T71">- what does it mean? ths answer is in the next slide.</text:span></text:p>
      <text:p text:style-name="P60"><text:span text:style-name="T71"/></text:p>
      <text:p text:style-name="P60"><text:span text:style-name="T71">15. </text:span></text:p>
      <text:p text:style-name="P60"><text:span text:style-name="T71">- we can observe the first record as the global minimum structure and the second record as a suboptimal structure. They have almost the same free energy.</text:span></text:p>
      <text:p text:style-name="P60"><text:span text:style-name="T71">- furthermoare, we can observe the combination record as a saddle point in energy landscape.</text:span></text:p>
      <text:p text:style-name="P60"><text:span text:style-name="T71">- If we will move from this point to this point, we have to pass the saddle point. Because the free energy of all the helices indices are known, therefore, we can calculate barrier energy between saddle point and mfe point easily. </text:span></text:p>
      <text:p text:style-name="P60"><text:span text:style-name="T71">- in our example, （返回去）, the minimum is -10.7, saddle point is -2.3, and the barrier energy is therefore 8.4 kcal/mol</text:span></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oft-page-break/><text:span text:style-name="T71">16. </text:span></text:p>
      <text:p text:style-name="P60"><text:span text:style-name="T71">- from this slide, I will point out one serious problem we might encountered, namely the runtime problem.</text:span></text:p>
      <text:p text:style-name="P60"><text:span text:style-name="T71">- the figure shows 照读</text:span></text:p>
      <text:p text:style-name="P60"><text:span text:style-name="T71"><text:s text:c="2"/>x axis is sequence length, y axis is number of helices indices or abstract shapes</text:span></text:p>
      <text:p text:style-name="P60"><text:span text:style-name="T71"><text:s text:c="2"/>the linie means the helices indices space, the linie means the abstract shapes space.</text:span></text:p>
      <text:p text:style-name="P60"><text:span text:style-name="T71">- we notice, 照读 it will cause serious calculation runtime problem. For example, it needs about 30 hours to calculate the helices indices for a 72 nt long sequence on our super computer.</text:span></text:p>
      <text:p text:style-name="P60"><text:span text:style-name="T71">- how can we solve this problem?</text:span></text:p>
      <text:p text:style-name="P60"><text:span text:style-name="T71">17. </text:span></text:p>
      <text:p text:style-name="P60"><text:span text:style-name="T71">- one solution is that we can set an energy range to limit the helices indices space.</text:span></text:p>
      <text:p text:style-name="P60"><text:span text:style-name="T71">- the figure shows the evaluation result by setting different energy ranges.</text:span></text:p>
      <text:p text:style-name="P60"><text:span text:style-name="T71"><text:s text:c="2"/>x axis is sequence length, y axis is number of helices indices</text:span></text:p>
      <text:p text:style-name="P60"><text:span text:style-name="T71"><text:s text:c="2"/>the linie means the helices indices without energy limitation</text:span></text:p>
      <text:p text:style-name="P60"><text:span text:style-name="T71"><text:s text:c="14"/>... <text:s text:c="20"/>with a energy limit of 20 kcal/mol</text:span></text:p>
      <text:p text:style-name="P60"><text:span text:style-name="T71"><text:s text:c="14"/>.. <text:s text:c="44"/>15, 10, 5</text:span></text:p>
      <text:p text:style-name="P60"><text:span text:style-name="T71">- although all helices indices space grow exponentially with sequence length, but the degree of steepness are different, the stricter the limitation, the flater the linie and the better the runtime will be.</text:span></text:p>
      <text:p text:style-name="P60"><text:span text:style-name="T71">- so if we set a strict limitation on the calculation, we will get a better runtime and solve the problem.</text:span></text:p>
      <text:p text:style-name="P60"><text:span text:style-name="T71"/></text:p>
      <text:p text:style-name="P60"><text:span text:style-name="T71">18. </text:span></text:p>
      <text:p text:style-name="P60"><text:span text:style-name="T71">- in last slide, I will give an outlook of the project.</text:span></text:p>
      <text:p text:style-name="P60"><text:span text:style-name="T71">- at first, we will develop a new structure abstraction, namely the helices indices </text:span></text:p>
      <text:p text:style-name="P60"><text:span text:style-name="T71">- after that, the idea will be implemented based on the idea.</text:span></text:p>
      <text:p text:style-name="P60"><text:span text:style-name="T71">- afterwards, the software will be evaluated by benchmark program</text:span></text:p>
      <text:p text:style-name="P60"><text:span text:style-name="T71">- lastly, we will design a RNA class predictor</text:span></text:p>
      <text:p text:style-name="P60"><text:span text:style-name="T71"/></text:p>
      <text:p text:style-name="P60"><text:span text:style-name="T71">19. </text:span></text:p>
      <text:p text:style-name="P60"><text:span text:style-name="T71">Thank you for your attention!</text:span></text:p>
      <text:p text:style-name="P60"><text:span text:style-name="T71">Are there any questions?</text:span></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pan text:style-name="T71"/></text:p>
      <text:p text:style-name="P60"><text:soft-page-break/><text:span text:style-name="T71">questions:</text:span></text:p>
      <text:p text:style-name="P60"><text:span text:style-name="T71">1. How was implemented the idea in detail?</text:span></text:p>
      <text:p text:style-name="P60"><text:span text:style-name="T71">dynamic programming is a method for solving complex problems by breaking them down into simpler subproblems.</text:span></text:p>
      <text:p text:style-name="P60"><text:span text:style-name="T71">The key idea behind dynamic programming is quite simple. In general, to solve a given problem, we need to</text:span></text:p>
      <text:p text:style-name="P60"><text:span text:style-name="T71">solve different parts of the problem (subproblems), then combine the solutions of the subproblems to reach an overall solution.</text:span></text:p>
      <text:p text:style-name="P60"><text:span text:style-name="T71">Often, many of these subproblems are really the same. The dynamic programming approach seeks to solve each subproblem only once,</text:span></text:p>
      <text:p text:style-name="P60"><text:span text:style-name="T71">thus reducing the number of computations. This is especially useful when the number of repeating subproblems is exponentially large.</text:span></text:p>
      <text:p text:style-name="P60"><text:span text:style-name="T71">(Page 40 from Diss)</text:span></text:p>
      <text:p text:style-name="P60"><text:span text:style-name="T71"/></text:p>
      <text:p text:style-name="P60"><text:span text:style-name="T71">2. Why is mfe structures not the native one?</text:span></text:p>
      <text:p text:style-name="P60"><text:span text:style-name="T71">This can be explained by the existence of modified bases in native tRNAs, which leads to the formation of a structure that is not</text:span></text:p>
      <text:p text:style-name="P60"><text:span text:style-name="T71">the optimal under the energy model used.</text:span></text:p>
      <text:p text:style-name="P60"><text:span text:style-name="T71"/></text:p>
      <text:p text:style-name="P60"><text:span text:style-name="T71">3.</text:span></text:p>
      <text:p text:style-name="P60"><text:span text:style-name="T71">It exists a software, it can analyse the folding space completely. Only the runtime of the program is very bad.</text:span></text:p>
      <text:p text:style-name="P60"><text:span text:style-name="T71">This is also the reason why we will develop a new program because we will improve the runtime.</text:span></text:p>
      <text:p text:style-name="P60"><text:span text:style-name="T71"/></text:p>
      <text:p text:style-name="P60"><text:span text:style-name="T71"/></text:p>
      <text:p text:style-name="P60"><text:span text:style-name="T71">4.</text:span></text:p>
      <text:p text:style-name="P60"><text:span text:style-name="T71">- In this algorithm, we have to assume one condition, namely we get away the knots from the calculation.</text:span></text:p>
      <text:p text:style-name="P60"><text:span text:style-name="T71"><text:s text:c="2"/>The reason why we can get away the knots from the calculation is the calculation result of secondary structure prediction are used to infer</text:span></text:p>
      <text:p text:style-name="P60"><text:span text:style-name="T71"><text:s text:c="2"/>3-dimensional structures and knots can be inferred at this stage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躡erschrift" style:family="paragraph" style:parent-style-name="Standard">
      <style:paragraph-properties fo:margin-top="0.42cm" fo:margin-bottom="0.21cm"/>
    </style:style>
    <style:style style:name="躡erschrift1" style:family="paragraph" style:parent-style-name="Standard">
      <style:paragraph-properties fo:margin-top="0.42cm" fo:margin-bottom="0.21cm"/>
    </style:style>
    <style:style style:name="躡erschrift2" style:family="paragraph" style:parent-style-name="Standard">
      <style:paragraph-properties fo:margin-top="0.42cm" fo:margin-bottom="0.21cm"/>
    </style:style>
    <style:style style:name="Ma遧inie" style:family="paragraph" style:parent-style-name="Standard"/>
    <style:style style:name="zbh1_7e_LT_7e_Gliederung_20_1" style:display-name="zbh1~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cm" fo:margin-bottom="0.4cm"/>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cm" fo:margin-bottom="0.3cm"/>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cm" fo:margin-bottom="0.199cm"/>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cm" fo:margin-bottom="0.101cm"/>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cm" fo:margin-right="0cm" fo:margin-top="0.176cm" fo:margin-bottom="0cm" style:line-height-at-least="0.353cm" fo:text-align="start" style:justify-single-word="false" fo:text-indent="0cm" style:auto-text-indent="false" style:text-autospace="non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Titel3_7e_LT_7e_Gliederung_20_3" style:display-name="Titel3~LT~Gliederung 3" style:family="paragraph" style:parent-style-name="Titel3_7e_LT_7e_Gliederung_20_2">
      <style:paragraph-properties fo:margin-top="0.159cm" fo:margin-bottom="0cm">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cm" fo:margin-right="0cm" fo:margin-top="0.176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5H53M19S</meta:editing-duration>
    <meta:editing-cycles>39</meta:editing-cycles>
    <meta:generator>OpenOffice.org/3.2$Linux OpenOffice.org_project/320m19$Build-9505</meta:generator>
    <dc:date>2011-03-12T18:49:29</dc:date>
    <meta:print-date>2011-03-08T18:40:20</meta:print-date>
    <meta:document-statistic meta:table-count="0" meta:image-count="0" meta:object-count="0" meta:page-count="5" meta:paragraph-count="139" meta:word-count="1863" meta:character-count="10503"/>
    <meta:user-defined meta:name="Info 1"/>
    <meta:user-defined meta:name="Info 2"/>
    <meta:user-defined meta:name="Info 3"/>
    <meta:user-defined meta:name="Info 4"/>
  </office:meta>
</office:document-meta>
</file>